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a46e" officeooo:paragraph-rsid="0019a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4.3.4.1$Windows_x86 LibreOffice_project/bc356b2f991740509f321d70e4512a6a54c5f243</meta:generator>
    <dc:date>2015-09-28T13:56:09.793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